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 fo:break-before="page"/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S</text:p>
      <text:p text:style-name="P3">Home</text:p>
      <text:p text:style-name="P3">Show</text:p>
      <text:p text:style-name="P3">Venue</text:p>
      <text:p text:style-name="P3">Content</text:p>
      <text:p text:style-name="P3">Videos</text:p>
      <text:p text:style-name="P3">Pictures</text:p>
      <text:p text:style-name="P3">Updates/Blog</text:p>
      <text:p text:style-name="P3"/>
      <text:p text:style-name="P3">(Admin is a Role)</text:p>
      <text:p text:style-name="P3">Admin Create Roles</text:p>
      <text:p text:style-name="P3">Admin Create Users</text:p>
      <text:p text:style-name="P3">Admin Edit/Delete Users</text:p>
      <text:p text:style-name="P3">Admin Edit/Delete Roles</text:p>
      <text:p text:style-name="P3">Admin Edit Content (any)</text:p>
      <text:p text:style-name="P3">Admin Delete Content</text:p>
      <text:p text:style-name="P3">Admin Edit Comment</text:p>
      <text:p text:style-name="P3">Admin Delete Comment</text:p>
      <text:p text:style-name="P3"/>
      <text:p text:style-name="P3">(Band Member is a Role)</text:p>
      <text:p text:style-name="P3">Band Member Create Content</text:p>
      <text:p text:style-name="P3">Band Member Edit Content (owner only)</text:p>
      <text:p text:style-name="P3"/>
      <text:p text:style-name="P3">Registered User Comment on Media</text:p>
      <text:p text:style-name="P3">Registered User Comment on Content</text:p>
      <text:p text:style-name="P3">Registered User Edit Comment (owner only)</text:p>
      <text:p text:style-name="P3"/>
      <text:p text:style-name="P3"/>
      <text:p text:style-name="P4">NAV</text:p>
      <text:list xml:id="list6778106981995997737" text:style-name="L1">
        <text:list-item>
          <text:p text:style-name="P5">Home/Index</text:p>
        </text:list-item>
        <text:list-item>
          <text:p text:style-name="P5">Home/About</text:p>
        </text:list-item>
        <text:list-item>
          <text:p text:style-name="P5">Home/Booking</text:p>
        </text:list-item>
        <text:list-item>
          <text:p text:style-name="P5">Shows/Index (Simple list of all upcoming shows)</text:p>
        </text:list-item>
        <text:list-item>
          <text:p text:style-name="P5">Shows/View (Detailed list of individual show)</text:p>
        </text:list-item>
        <text:list-item>
          <text:p text:style-name="P5">Venues/Index (List of all inserted venues)</text:p>
        </text:list-item>
        <text:list-item>
          <text:p text:style-name="P5">Venues/View (Detailed list of individual venue)</text:p>
        </text:list-item>
        <text:list-item>
          <text:p text:style-name="P5">Media/Videos (List of Videos)</text:p>
        </text:list-item>
        <text:list-item>
          <text:p text:style-name="P5">Media/Video (Individual Videos)</text:p>
        </text:list-item>
        <text:list-item>
          <text:p text:style-name="P5">Media/Songs (List of Songs)</text:p>
        </text:list-item>
        <text:list-item>
          <text:p text:style-name="P5">Media/Song (Individual Song)</text:p>
        </text:list-item>
        <text:list-item>
          <text:p text:style-name="P5">Media/Pictures (List of Pictures)</text:p>
        </text:list-item>
        <text:list-item>
          <text:p text:style-name="P5">Media/Picture (Individual Picture)</text:p>
        </text:list-item>
        <text:list-item>
          <text:p text:style-name="P5">Admin/Index</text:p>
        </text:list-item>
        <text:list-item>
          <text:p text:style-name="P5">Admin/AccountCreate</text:p>
        </text:list-item>
        <text:list-item>
          <text:p text:style-name="P5">Admin/AccountEdit</text:p>
        </text:list-item>
        <text:list-item>
          <text:p text:style-name="P5">Admin/RoleCreate</text:p>
        </text:list-item>
        <text:list-item>
          <text:p text:style-name="P5">Admin/RoleEdit</text:p>
        </text:list-item>
        <text:list-item>
          <text:p text:style-name="P5">Admin/CommentView</text:p>
        </text:list-item>
        <text:list-item>
          <text:p text:style-name="P5">Admin/CommentEdit</text:p>
        </text:list-item>
        <text:list-item>
          <text:p text:style-name="P5">Band/ContentCreate</text:p>
        </text:list-item>
        <text:list-item>
          <text:p text:style-name="P5">Band/ContentEdit</text:p>
        </text:list-item>
        <text:list-item>
          <text:p text:style-name="P5">Band/MediaAdd</text:p>
        </text:list-item>
        <text:list-item>
          <text:p text:style-name="P5">Band/MediaEdit</text:p>
        </text:list-item>
        <text:list-item>
          <text:p text:style-name="P5">Account/Index</text:p>
        </text:list-item>
        <text:list-item>
          <text:p text:style-name="P5">Account/CommentAdd</text:p>
        </text:list-item>
        <text:list-item>
          <text:p text:style-name="P5">Account/CommentEdit</text:p>
        </text:list-item>
        <text:list-item>
          <text:p text:style-name="P5">Account/Edit</text:p>
        </text:list-item>
        <text:list-item>
          <text:p text:style-name="P5">Account/Create</text:p>
        </text:list-item>
        <text:list-item>
          <text:p text:style-name="P5">Account/Login</text:p>
        </text:list-item>
        <text:list-item>
          <text:p text:style-name="P5">Account/Logout</text:p>
        </text:list-item>
        <text:list-item>
          <text:p text:style-name="P5">Blog/Index</text:p>
        </text:list-item>
        <text:list-item>
          <text:p text:style-name="P5">Blog/View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8-03-17T18:32:47.94</meta:creation-date>
    <dc:date>2018-03-18T15:11:23.20</dc:date>
    <dc:creator>John Bell</dc:creator>
    <meta:editing-duration>PT1H56M36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57" meta:word-count="171" meta:character-count="1150"/>
  </office:meta>
</office:document-meta>
</file>